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top="0.1665in" fo:margin-bottom="0.1665in" loext:contextual-spacing="true" style:line-height-at-least="0.2in" style:vertical-align="baseline"/>
    </style:style>
    <style:style style:name="P2" style:family="paragraph" style:parent-style-name="List_20_Paragraph" style:list-style-name="WWNum5">
      <style:paragraph-properties fo:margin-top="0.1665in" fo:margin-bottom="0.1665in" loext:contextual-spacing="true" style:line-height-at-least="0.2in" style:vertical-align="baselin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fo:language="es" fo:country="ES" style:font-size-asian="18pt" style:font-name-complex="Times New Roman2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12pt" style:font-size-asian="12pt" style:font-name-complex="Times New Roman2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fo:language="es" fo:country="ES" fo:font-weight="bold" style:font-size-asian="12pt" style:font-weight-asian="bold" style:font-name-complex="Times New Roman2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s" fo:country="ES" fo:font-weight="bold" style:font-size-asian="12pt" style:font-weight-asian="bold" style:font-name-complex="Times New Roman2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fo:color="#131418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1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</style:style>
    <style:style style:name="P12" style:family="paragraph" style:parent-style-name="Standard">
      <style:paragraph-properties fo:margin-top="0in" fo:margin-bottom="0in" loext:contextual-spacing="false" style:line-height-at-least="0.2in" style:vertical-align="baseline"/>
    </style:style>
    <style:style style:name="P13" style:family="paragraph" style:parent-style-name="Standard">
      <style:paragraph-properties fo:margin-top="0in" fo:margin-bottom="0in" loext:contextual-spacing="false" style:line-height-at-least="0.2in" style:vertical-align="baseline"/>
      <style:text-properties fo:color="#343843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14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fo:color="#343843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15" style:family="paragraph" style:parent-style-name="Standard">
      <style:paragraph-properties fo:margin-top="0in" fo:margin-bottom="0in" loext:contextual-spacing="false" style:line-height-at-least="0.2in" style:vertical-align="baseline"/>
      <style:text-properties fo:color="#343843" style:font-name="Arial" fo:font-size="10.5pt" fo:language="es" fo:country="ES" style:font-name-asian="Times New Roman2" style:font-size-asian="10.5pt" style:font-name-complex="Arial1" style:font-size-complex="10.5pt"/>
    </style:style>
    <style:style style:name="P16" style:family="paragraph" style:parent-style-name="Standard">
      <style:paragraph-properties fo:margin-top="0in" fo:margin-bottom="0in" loext:contextual-spacing="false" style:line-height-at-least="0.2in" style:vertical-align="baseline"/>
      <style:text-properties fo:color="#00b0f0" style:font-name="Times New Roman" fo:font-size="12pt" fo:language="es" fo:country="ES" style:font-name-asian="Times New Roman2" style:font-size-asian="12pt" style:font-name-complex="Times New Roman2" style:font-size-complex="12pt" loext:padding="0in" loext:border="none"/>
    </style:style>
    <style:style style:name="P17" style:family="paragraph" style:parent-style-name="Standard">
      <style:paragraph-properties fo:margin-top="0in" fo:margin-bottom="0in" loext:contextual-spacing="false" style:line-height-at-least="0.2in" fo:text-align="justify" style:justify-single-word="false" style:vertical-align="baseline"/>
      <style:text-properties fo:color="#131418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P18" style:family="paragraph" style:parent-style-name="Standard">
      <style:paragraph-properties fo:margin-top="0.1665in" fo:margin-bottom="0.1665in" loext:contextual-spacing="false" style:line-height-at-least="0.2in" style:vertical-align="baseline"/>
    </style:style>
    <style:style style:name="P19" style:family="paragraph" style:parent-style-name="Standard">
      <style:paragraph-properties fo:margin-top="0.1665in" fo:margin-bottom="0.1665in" loext:contextual-spacing="false" style:line-height-at-least="0.2in" fo:text-align="center" style:justify-single-word="false" style:vertical-align="baseline"/>
    </style:style>
    <style:style style:name="P20" style:family="paragraph" style:parent-style-name="Standard">
      <style:paragraph-properties fo:margin-top="0.1665in" fo:margin-bottom="0.1665in" loext:contextual-spacing="false" style:line-height-at-least="0.2in" fo:text-align="justify" style:justify-single-word="false" style:vertical-align="baseline"/>
    </style:style>
    <style:style style:name="P21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fo:color="#343843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P22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fo:color="#343843" style:font-name="Times New Roman" fo:font-size="16pt" style:font-name-asian="Times New Roman2" style:font-size-asian="16pt" style:font-name-complex="Times New Roman2" style:font-size-complex="12pt"/>
    </style:style>
    <style:style style:name="P23" style:family="paragraph" style:parent-style-name="Standard">
      <style:paragraph-properties fo:margin-top="0.1665in" fo:margin-bottom="0.1665in" loext:contextual-spacing="false" style:line-height-at-least="0.2in" fo:text-align="center" style:justify-single-word="false" style:vertical-align="baseline"/>
      <style:text-properties fo:color="#343843" style:font-name="Times New Roman" fo:font-size="16pt" style:font-name-asian="Times New Roman2" style:font-size-asian="16pt" style:font-name-complex="Times New Roman2" style:font-size-complex="12pt"/>
    </style:style>
    <style:style style:name="P24" style:family="paragraph" style:parent-style-name="Standard">
      <style:paragraph-properties fo:margin-top="0.1665in" fo:margin-bottom="0.1665in" loext:contextual-spacing="false" style:line-height-at-least="0.2in" style:vertical-align="baseline"/>
      <style:text-properties fo:color="#343843" style:font-name="Arial" fo:font-size="10.5pt" fo:language="es" fo:country="ES" style:font-name-asian="Times New Roman2" style:font-size-asian="10.5pt" style:font-name-complex="Arial1" style:font-size-complex="10.5pt"/>
    </style:style>
    <style:style style:name="P25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8pt" fo:language="es" fo:country="ES" fo:font-weight="bold" style:font-size-asian="18pt" style:font-weight-asian="bold" style:font-name-complex="Times New Roman2"/>
    </style:style>
    <style:style style:name="T2" style:family="text">
      <style:text-properties style:font-name="Times New Roman" fo:font-size="12pt" style:font-size-asian="12pt" style:font-name-complex="Times New Roman2"/>
    </style:style>
    <style:style style:name="T3" style:family="text">
      <style:text-properties style:font-name="Times New Roman" fo:font-size="12pt" style:font-size-asian="12pt" style:font-name-complex="Times New Roman2" style:font-size-complex="12pt"/>
    </style:style>
    <style:style style:name="T4" style:family="text">
      <style:text-properties style:font-name="Times New Roman" fo:font-size="12pt" fo:language="es" fo:country="ES" fo:font-weight="bold" style:font-size-asian="12pt" style:font-weight-asian="bold" style:font-name-complex="Times New Roman2"/>
    </style:style>
    <style:style style:name="T5" style:family="text">
      <style:text-properties fo:color="#000000" style:font-name="Times New Roman" fo:font-size="12pt" fo:language="es" fo:country="ES" style:font-name-asian="Times New Roman2" style:font-size-asian="12pt" style:font-name-complex="Times New Roman2" style:font-size-complex="12pt" loext:padding="0in" loext:border="none"/>
    </style:style>
    <style:style style:name="T6" style:family="text">
      <style:text-properties fo:color="#343843" style:font-name="Times New Roman" fo:font-size="12pt" fo:language="es" fo:country="ES" style:font-name-asian="Times New Roman2" style:font-size-asian="12pt" style:font-name-complex="Times New Roman2" style:font-size-complex="12pt"/>
    </style:style>
    <style:style style:name="T7" style:family="text">
      <style:text-properties fo:color="#343843" style:font-name="Times New Roman" fo:font-size="12pt" fo:language="es" fo:country="ES" style:font-name-asian="Times New Roman2" style:font-size-asian="12pt" style:font-name-complex="Times New Roman2" style:font-size-complex="12pt" loext:padding="0in" loext:border="none"/>
    </style:style>
    <style:style style:name="T8" style:family="text">
      <style:text-properties fo:color="#343843" style:font-name="Times New Roman" fo:font-size="12pt" fo:language="es" fo:country="ES" style:font-name-asian="Times New Roman2" style:font-size-asian="12pt" style:font-name-complex="Times New Roman2" style:font-size-complex="10.5pt"/>
    </style:style>
    <style:style style:name="T9" style:family="text">
      <style:text-properties fo:color="#343843" style:font-name="Times New Roman" fo:font-size="12pt" style:font-name-asian="Times New Roman2" style:font-size-asian="12pt" style:font-name-complex="Times New Roman2" style:font-size-complex="12pt"/>
    </style:style>
    <style:style style:name="T10" style:family="text">
      <style:text-properties fo:color="#343843" style:font-name="Times New Roman" fo:font-size="16pt" style:font-name-asian="Times New Roman2" style:font-size-asian="16pt" style:font-name-complex="Times New Roman2" style:font-size-complex="12pt"/>
    </style:style>
    <style:style style:name="T11" style:family="text">
      <style:text-properties fo:color="#343843" style:font-name="Arial" fo:font-size="10.5pt" fo:language="es" fo:country="ES" style:font-name-asian="Times New Roman2" style:font-size-asian="10.5pt" style:font-name-complex="Arial1" style:font-size-complex="10.5pt"/>
    </style:style>
    <style:style style:name="T12" style:family="text">
      <style:text-properties fo:color="#131418" style:font-name="Times New Roman" fo:font-size="12pt" fo:language="es" fo:country="ES" fo:font-weight="bold" style:font-name-asian="Times New Roman2" style:font-size-asian="12pt" style:font-weight-asian="bold" style:font-name-complex="Times New Roman2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1">Contrato de compraventa de vehículo automóvil de ocasión entre particulares</text:span></text:p>
      <text:p text:style-name="P4"/>
      <text:p text:style-name="P8"><text:span text:style-name="T2">En ________, a ________</text:span></text:p>
      <text:p text:style-name="P5"/>
      <text:p text:style-name="P3"><text:span text:style-name="T4">REUNIDOS</text:span></text:p>
      <text:p text:style-name="P6"/>
      <text:p text:style-name="P9"><text:span text:style-name="T4">De una parte,</text:span></text:p>
      <text:p text:style-name="P9"><text:span text:style-name="T3">________</text:span><text:span text:style-name="T5">, mayor de edad, con domicilio en </text:span><text:span text:style-name="T3">________</text:span><text:span text:style-name="T5">, con </text:span><text:span text:style-name="T3">________</text:span><text:span text:style-name="T5"> número </text:span><text:span text:style-name="T3">________</text:span><text:span text:style-name="T5">, y en su propio nombre y representación.</text:span></text:p>
      <text:p text:style-name="P11"><text:span text:style-name="T6">En adelante, la "</text:span><text:span text:style-name="T12">Parte Compradora</text:span><text:span text:style-name="T6">".</text:span></text:p>
      <text:p text:style-name="P13"/>
      <text:p text:style-name="P9"><text:span text:style-name="T4">De otra parte,</text:span></text:p>
      <text:p text:style-name="P9"><text:span text:style-name="T3">________</text:span><text:span text:style-name="T5">, mayor de edad, con domicilio en </text:span><text:span text:style-name="T3">________</text:span><text:span text:style-name="T5">, con </text:span><text:span text:style-name="T3">________</text:span><text:span text:style-name="T5"> número </text:span><text:span text:style-name="T3">________</text:span><text:span text:style-name="T5">, y en su propio nombre y representación.</text:span></text:p>
      <text:p text:style-name="P11"><text:span text:style-name="T6">En adelante, el "</text:span><text:span text:style-name="T12">Parte Vendedora</text:span><text:span text:style-name="T6">".</text:span></text:p>
      <text:p text:style-name="P14"/>
      <text:p text:style-name="P14"/>
      <text:p text:style-name="P11"><text:span text:style-name="T6">En adelante, la Parte Vendedora y la Parte Compradora serán referidas conjuntamente como las "Partes", y cada una de ellas, individualmente, como la "Parte", reconociéndose mutuamente la capacidad jurídica necesaria para contratar y obligarse, y en especial, para el otorgamiento del presente CONTRATO DE COMPRAVENTA DE VEHÍCULO AUTOMÓVIL DE OCASIÓN. En adelante, el "</text:span><text:span text:style-name="T12">Contrato</text:span><text:span text:style-name="T6">".</text:span></text:p>
      <text:p text:style-name="P14"/>
      <text:p text:style-name="P16"/>
      <text:p text:style-name="P3"><text:span text:style-name="T4">EXPONEN</text:span></text:p>
      <text:p text:style-name="P17"/>
      <text:p text:style-name="P11"><text:span text:style-name="T12">I.</text:span><text:span text:style-name="T6"> Que la Parte Vendedora es titular en pleno dominio del vehículo (en adelante, el "Vehículo"), y que éste se encuentra libre de cargas y gravámenes que pudieran impedir la formalización de la transferencia de la propiedad, por la Parte Compradora, en la Jefatura Provincial de Tráfico correspondiente.</text:span></text:p>
      <text:p text:style-name="P18"><text:span text:style-name="T12">II.</text:span><text:span text:style-name="T6"> Que la Parte Compradora se compromete a formalizar la transferencia de la propiedad del Vehículo a su favor inmediatamente.</text:span></text:p>
      <text:p text:style-name="P18"><text:span text:style-name="T12">III.</text:span><text:span text:style-name="T6"> Que la Parte Compradora manifiesta que ha sido informada por la Parte Vendedora del estado del Vehículo, en su conjunto y en el de sus elementos mecánicos y componentes fundamentales, de su antigüedad y de su kilometraje.</text:span></text:p>
      <text:p text:style-name="P18"><text:span text:style-name="T12">IV.</text:span><text:span text:style-name="T6"> Que los elementos identificadores básicos del Vehículo son los siguientes</text:span><text:span text:style-name="T9">:</text:span></text:p>
      <text:list xml:id="list3964280667" text:style-name="WWNum1">
        <text:list-item>
          <text:p text:style-name="P1"><text:soft-page-break/><text:span text:style-name="T9">Marca: </text:span><text:span text:style-name="T3">________</text:span></text:p>
        </text:list-item>
        <text:list-item>
          <text:p text:style-name="P1"><text:span text:style-name="T3">Modelo: ________</text:span></text:p>
        </text:list-item>
        <text:list-item>
          <text:p text:style-name="P1"><text:span text:style-name="T9">Número de serie y bastidador: </text:span><text:span text:style-name="T3">________</text:span></text:p>
        </text:list-item>
        <text:list-item>
          <text:p text:style-name="P1"><text:span text:style-name="T9">Kilometraje marcado: </text:span><text:span text:style-name="T3">________ km</text:span></text:p>
        </text:list-item>
        <text:list-item>
          <text:p text:style-name="P1"><text:span text:style-name="T3">Matrícula: ________</text:span></text:p>
        </text:list-item>
        <text:list-item>
          <text:p text:style-name="P1"><text:span text:style-name="T3">Fecha de la primera matriculación: ________</text:span></text:p>
        </text:list-item>
      </text:list>
      <text:p text:style-name="P18"><text:span text:style-name="T12">V.</text:span><text:span text:style-name="T6"> Que el Vehículo objeto del presente Contrato de compraventa se encuentra revisado reglamentariamente por la ITV de </text:span><text:span text:style-name="T3">________</text:span><text:span text:style-name="T6"> en fecha </text:span><text:span text:style-name="T3">________.</text:span></text:p>
      <text:p text:style-name="P18"><text:span text:style-name="T9">La próxima inspección de ITV del Vehículo deberá realizarse en:</text:span><text:span text:style-name="T3"> ________.</text:span></text:p>
      <text:p text:style-name="P18"><text:span text:style-name="T12">VI.</text:span><text:span text:style-name="T6"> Que, en virtud de las consideraciones precedentes, las Partes acuerdan, libre y voluntariamente, otorgar el presente Contrato de compraventa con sujeción a las siguientes</text:span></text:p>
      <text:p text:style-name="P21"/>
      <text:p text:style-name="P3"><text:span text:style-name="T4">CLÁUSULAS</text:span></text:p>
      <text:p text:style-name="P7"/>
      <text:p text:style-name="P9"><text:span text:style-name="T12">PRIMERA. OBJETO</text:span></text:p>
      <text:p text:style-name="P9"><text:span text:style-name="T6">El presente Contrato tiene por objeto la constitución y regulación de la compraventa del Vehículo, tal y como se ha identificado en el expositivo del Contrato, entre la Parte Vendedora, quien lo vende siendo el Vehículo de su legítima propiedad, y la Parte Compradora, quien compra conociendo el estado real (técnico y de conservación) del Vehículo, sus elementos mecánicos, su antigüedad y kilometraje, habiéndolo examinado personalmente y previamente a la conclusión de este Contrato.</text:span></text:p>
      <text:p text:style-name="P10"/>
      <text:p text:style-name="P9"><text:span text:style-name="T12">SEGUNDA. CARACTERÍSTICAS Y ESTADO DE USO</text:span></text:p>
      <text:p text:style-name="P18"><text:span text:style-name="T9">El Vehículo consta de las siguientes características:</text:span></text:p>
      <text:list xml:id="list201726922783283" text:continue-numbering="true" text:style-name="WWNum1">
        <text:list-item>
          <text:p text:style-name="P1"><text:span text:style-name="T9">Tipo de vehículo automóvil: ciclomotor</text:span></text:p>
        </text:list-item>
        <text:list-item>
          <text:p text:style-name="P1"><text:span text:style-name="T9">Marca: </text:span><text:span text:style-name="T3">________</text:span></text:p>
        </text:list-item>
        <text:list-item>
          <text:p text:style-name="P1"><text:span text:style-name="T3">Modelo: ________</text:span></text:p>
        </text:list-item>
        <text:list-item>
          <text:p text:style-name="P1"><text:span text:style-name="T9">Número de serie y bastidador: </text:span><text:span text:style-name="T3">________ km</text:span></text:p>
        </text:list-item>
        <text:list-item>
          <text:p text:style-name="P1"><text:span text:style-name="T9">Características del vehículo:</text:span></text:p>
        </text:list-item>
      </text:list>
      <text:list xml:id="list3834645994" text:style-name="WWNum5">
        <text:list-item>
          <text:p text:style-name="P2"><text:span text:style-name="T9">Color </text:span><text:span text:style-name="T3">________</text:span></text:p>
        </text:list-item>
      </text:list>
      <text:list xml:id="list201728090110349" text:continue-list="list201726922783283" text:style-name="WWNum1">
        <text:list-item>
          <text:p text:style-name="P1"><text:span text:style-name="T8">Número de propietarios anteriores (al Vendedor) del Vehículo: </text:span><text:span text:style-name="T3">________</text:span></text:p>
        </text:list-item>
      </text:list>
      <text:p text:style-name="P22"/>
      <text:p text:style-name="P19"><text:span text:style-name="T10">&lt;RESTO DEL DOCUMENTO&gt;</text:span></text:p>
      <text:p text:style-name="P23"/>
      <text:p text:style-name="P20"><text:soft-page-break/><text:span text:style-name="T12">Y en prueba de conformidad y aceptación de todo lo establecido</text:span><text:span text:style-name="T6">, ambas Partes firman este contrato en tres ejemplares y a un solo efecto, en el lugar y fecha al comienzo indicados</text:span></text:p>
      <text:p text:style-name="P21"/>
      <text:p text:style-name="P18"><text:span text:style-name="T12">LA PARTE VENDEDORA <text:s text:c="51"/>LA PARTE COMPRADORA</text:span></text:p>
      <text:p text:style-name="P20"><text:span text:style-name="T6"><text:line-break/></text:span></text:p>
      <text:p text:style-name="P20"><text:bookmark text:name="_GoBack"/><text:span text:style-name="T6"><text:line-break/><text:line-break/><text:line-break/>........................................... <text:s text:c="55"/>...........................................</text:span></text:p>
      <text:p text:style-name="P12"><text:span text:style-name="T7">________ <text:s text:c="82"/>________</text:span></text:p>
      <text:p text:style-name="P15"/>
      <text:p text:style-name="P24"/>
      <text:p text:style-name="P18"><text:span text:style-name="T11"><text:line-break/></text:span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pitch="variable" style:font-charset="x-symbol"/>
    <style:font-face style:name="Wingdings" svg:font-family="Wingdings" style:font-adornments="Regular" style:font-pitch="variable" style:font-charset="x-symbol"/>
    <style:font-face style:name="Arial Unicode MS1" svg:font-family="'Arial Unicode MS'" style:font-family-generic="swiss"/>
    <style:font-face style:name="Courier New" svg:font-family="'Courier New'" style:font-adornments="Regular" style:font-pitch="variable"/>
    <style:font-face style:name="Times New Roman1" svg:font-family="'Times New Roman'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PingFang SC" svg:font-family="'PingFang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rfc-language-tag="es-ES-u-co-trad" fo:language="es" fo:country="ES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6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style:use-window-font-color="true"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style:use-window-font-color="true" fo:font-size="10pt" style:font-size-asian="10pt"/>
    </style:style>
    <style:style style:name="ListLabel_20_26" style:display-name="ListLabel 26" style:family="text">
      <style:text-properties style:use-window-font-color="true"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4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35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EJO ALARCON, J. (JUAN)</meta:initial-creator>
    <dc:creator>Microsoft Office User</dc:creator>
    <meta:editing-cycles>2</meta:editing-cycles>
    <meta:creation-date>2019-11-25T09:28:00</meta:creation-date>
    <dc:date>2019-11-25T18:34:00</dc:date>
    <meta:editing-duration>PT33M</meta:editing-duration>
    <meta:generator>LibreOffice/6.2.4.2$MacOSX_X86_64 LibreOffice_project/2412653d852ce75f65fbfa83fb7e7b669a126d64</meta:generator>
    <meta:document-statistic meta:table-count="0" meta:image-count="0" meta:object-count="0" meta:page-count="3" meta:paragraph-count="43" meta:word-count="499" meta:character-count="3491" meta:non-whitespace-character-count="28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